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530E7838ADEC88CC04.png" manifest:media-type="image/png"/>
  <manifest:file-entry manifest:full-path="Pictures/10078A0000007C20000057F4325707DAE65FD90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53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1cm" svg:height="0.958cm" svg:x="0cm" svg:y="0.1cm">
          <draw:text-box>
            <text:p><text:span text:style-name="T1">A.</text:span></text:p>
          </draw:text-box>
        </draw:frame>
        <draw:frame draw:style-name="gr2" draw:text-style-name="P1" draw:layer="layout" svg:width="1.107cm" svg:height="0.958cm" svg:x="0.001cm" svg:y="3.3cm">
          <draw:text-box>
            <text:p><text:span text:style-name="T1">C.</text:span></text:p>
          </draw:text-box>
        </draw:frame>
        <draw:frame draw:style-name="gr3" draw:text-style-name="P1" draw:layer="layout" svg:width="1.074cm" svg:height="0.958cm" svg:x="0.002cm" svg:y="6.5cm">
          <draw:text-box>
            <text:p><text:span text:style-name="T1">E.</text:span></text:p>
          </draw:text-box>
        </draw:frame>
        <draw:frame draw:style-name="gr1" draw:text-style-name="P1" draw:layer="layout" svg:width="1.141cm" svg:height="0.958cm" svg:x="0.003cm" svg:y="9.7cm">
          <draw:text-box>
            <text:p><text:span text:style-name="T1">G.</text:span></text:p>
          </draw:text-box>
        </draw:frame>
        <draw:frame draw:style-name="gr1" draw:text-style-name="P1" draw:layer="layout" svg:width="1.141cm" svg:height="0.958cm" svg:x="10.204cm" svg:y="9.7cm">
          <draw:text-box>
            <text:p><text:span text:style-name="T1">H.</text:span></text:p>
          </draw:text-box>
        </draw:frame>
        <draw:frame draw:style-name="gr4" draw:text-style-name="P1" draw:layer="layout" svg:width="1.035cm" svg:height="0.958cm" svg:x="10.2cm" svg:y="6.5cm">
          <draw:text-box>
            <text:p><text:span text:style-name="T1">F.</text:span></text:p>
          </draw:text-box>
        </draw:frame>
        <draw:frame draw:style-name="gr1" draw:text-style-name="P1" draw:layer="layout" svg:width="1.141cm" svg:height="0.958cm" svg:x="10.201cm" svg:y="3.3cm">
          <draw:text-box>
            <text:p><text:span text:style-name="T1">D.</text:span></text:p>
          </draw:text-box>
        </draw:frame>
        <draw:frame draw:style-name="gr2" draw:text-style-name="P1" draw:layer="layout" svg:width="1.107cm" svg:height="0.958cm" svg:x="10.202cm" svg:y="0.1cm">
          <draw:text-box>
            <text:p><text:span text:style-name="T1">B.</text:span></text:p>
          </draw:text-box>
        </draw:frame>
        <draw:frame draw:style-name="gr5" draw:text-style-name="P2" draw:layer="layout" svg:width="20.019cm" svg:height="14.185cm" svg:x="0.881cm" svg:y="-0.089cm">
          <draw:image xlink:href="Pictures/10078A0000007C20000057F4325707DAE65FD90E.svg" xlink:type="simple" xlink:show="embed" xlink:actuate="onLoad" loext:mime-type="image/svg+xml">
            <text:p/>
          </draw:image>
          <draw:image xlink:href="Pictures/1000020100000348000002530E7838ADEC88CC0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16:37:08.613934891</meta:creation-date>
    <dc:date>2024-12-19T15:24:38.148443863</dc:date>
    <meta:editing-duration>PT8H11M38S</meta:editing-duration>
    <meta:editing-cycles>7</meta:editing-cycles>
    <meta:generator>LibreOffice/6.4.7.2$Linux_X86_64 LibreOffice_project/40$Build-2</meta:generator>
    <meta:document-statistic meta:object-count="9"/>
  </office:meta>
</office:document-meta>
</file>